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ControlImpl.getOrdersByUserId(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ControlImpl.getCreditC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ControlImpl.getOrder( String userId , in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derControlImpl.create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ControlImpl.commitOrder( Order order , Cart c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ControlImpl.getOrderItemsByOrderId( int ord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